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plantillas-rcos"/>Plantillas RCOS<text:bookmark-end text:name="plantillas-rcos"/></text:h>
      <text:list text:style-name="L1">
        <text:list-item>
          <text:p text:style-name="P1"><text:span text:style-name="T1">Generado:</text:span> 2026-04-29</text:p>
        </text:list-item>
        <text:list-item>
          <text:p text:style-name="P1"><text:span text:style-name="T1">Fuente (versión más reciente):</text:span> <text:a xlink:type="simple" xlink:href="https://blueprint.ecohubs.community/es/articles/rcos-templates" office:name=""><text:span text:style-name="Definition"><text:a xlink:type="simple" xlink:href="https://blueprint.ecohubs.community/es/articles/rcos-templates" office:name=""><text:span text:style-name="Definition">https://blueprint.ecohubs.community/es/articles/rcos-templates</text:span></text:a></text:span></text:a></text:p>
        </text:list-item>
      </text:list>
      <text:p text:style-name="First_20_paragraph">Este paquete contiene todas las plantillas RCOS, listas para copiar y adaptar a tu comunidad.</text:p>
      <text:p text:style-name="Text_20_body">Cada plantilla incluye un bloque de justificación (por qué existe la sección) e instrucciones (cómo rellenarla).</text:p>
      <text:h text:style-name="Heading_20_2" text:outline-level="2"><text:bookmark-start text:name="plantillas"/>Plantillas<text:bookmark-end text:name="plantillas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Registro de Restricciones de Identidad</text:span></text:a></text:p>
        </text:list-item>
        <text:list-item>
          <text:p text:style-name="P2"><text:a xlink:type="simple" xlink:href="../layer-0/invariants-register.md" office:name=""><text:span text:style-name="Definition">Registro de Invariantes</text:span></text:a></text:p>
        </text:list-item>
        <text:list-item>
          <text:p text:style-name="P2"><text:a xlink:type="simple" xlink:href="../layer-0/purpose-charter.md" office:name=""><text:span text:style-name="Definition">Carta de Propósito</text:span></text:a></text:p>
        </text:list-item>
        <text:list-item>
          <text:p text:style-name="P2"><text:a xlink:type="simple" xlink:href="../layer-0/scope-declaration.md" office:name=""><text:span text:style-name="Definition">Declaración de Alcance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Protocolo de Salida y Separación</text:span></text:a></text:p>
        </text:list-item>
        <text:list-item>
          <text:p text:style-name="P3"><text:a xlink:type="simple" xlink:href="../layer-1/membership-agreement.md" office:name=""><text:span text:style-name="Definition">Acuerdo de Membresía</text:span></text:a></text:p>
        </text:list-item>
        <text:list-item>
          <text:p text:style-name="P3"><text:a xlink:type="simple" xlink:href="../layer-1/membership-state-registry.md" office:name=""><text:span text:style-name="Definition">Registro de Estados de Membresía</text:span></text:a></text:p>
        </text:list-item>
        <text:list-item>
          <text:p text:style-name="P3"><text:a xlink:type="simple" xlink:href="../layer-1/onboarding-protocol.md" office:name=""><text:span text:style-name="Definition">Protocolo de Incorporación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Registro de Autoridades</text:span></text:a></text:p>
        </text:list-item>
        <text:list-item>
          <text:p text:style-name="P4"><text:a xlink:type="simple" xlink:href="../layer-2/decision-matrix.md" office:name=""><text:span text:style-name="Definition">Matriz de Decisiones</text:span></text:a></text:p>
        </text:list-item>
        <text:list-item>
          <text:p text:style-name="P4"><text:a xlink:type="simple" xlink:href="../layer-2/governance-protocol.md" office:name=""><text:span text:style-name="Definition">Protocolo de Gobernanza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Protocolo de Economía Interna</text:span></text:a></text:p>
        </text:list-item>
        <text:list-item>
          <text:p text:style-name="P5"><text:a xlink:type="simple" xlink:href="../layer-3/treasury-ruleset.md" office:name=""><text:span text:style-name="Definition">Reglamento de Tesorería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Protocolo de Rendición de Cuentas</text:span></text:a></text:p>
        </text:list-item>
        <text:list-item>
          <text:p text:style-name="P6"><text:a xlink:type="simple" xlink:href="../layer-4/conflict-resolution-ladder.md" office:name=""><text:span text:style-name="Definition">Escalera de Resolución de Conflictos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Plantillas de Reuniones</text:span></text:a></text:p>
        </text:list-item>
        <text:list-item>
          <text:p text:style-name="P7"><text:a xlink:type="simple" xlink:href="../layer-5/operations-manual.md" office:name=""><text:span text:style-name="Definition">Manual de Operaciones</text:span></text:a></text:p>
        </text:list-item>
        <text:list-item>
          <text:p text:style-name="P7"><text:a xlink:type="simple" xlink:href="../layer-5/role-registry.md" office:name=""><text:span text:style-name="Definition">Registro de Roles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Protocolo de Cambios</text:span></text:a></text:p>
        </text:list-item>
        <text:list-item>
          <text:p text:style-name="P8"><text:a xlink:type="simple" xlink:href="../layer-6/experiment-template.md" office:name=""><text:span text:style-name="Definition">Plantilla de Experimento</text:span></text:a></text:p>
        </text:list-item>
        <text:list-item>
          <text:p text:style-name="P8"><text:a xlink:type="simple" xlink:href="../layer-6/learning-log.md" office:name=""><text:span text:style-name="Definition">Registro de Aprendizajes</text:span></text:a></text:p>
        </text:list-item>
        <text:list-item>
          <text:p text:style-name="P8"><text:a xlink:type="simple" xlink:href="../layer-6/version-history.md" office:name=""><text:span text:style-name="Definition">Historial de Versiones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25Z</meta:creation-date>
    <dc:date>2026-04-29T01:58:25Z</dc:date>
    <meta:user-defined meta:name="title-meta" meta:value-type="string">Plantillas RCOS</meta:user-defined>
  </office:meta>
</office:document-meta>
</file>